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3b3e5c4000" style:family="table" style:master-page-name="ta-mp-0x7f3b3e5c4000">
      <style:table-properties table:display="true" style:writing-mode="lr-tb"/>
    </style:style>
    <style:style style:name="ta-0x7f3b3e5c41f0" style:family="table" style:master-page-name="ta-mp-0x7f3b3e5c41f0">
      <style:table-properties table:display="true" style:writing-mode="lr-tb"/>
    </style:style>
    <style:style style:name="ta-0x7f3b3e5c43e0" style:family="table" style:master-page-name="ta-mp-0x7f3b3e5c43e0">
      <style:table-properties table:display="true" style:writing-mode="lr-tb"/>
    </style:style>
    <style:style style:name="ta-0x7f3b3e5c45d0" style:family="table" style:master-page-name="ta-mp-0x7f3b3e5c45d0">
      <style:table-properties table:display="true" style:writing-mode="lr-tb"/>
    </style:style>
    <style:style style:name="ta-0x7f3b3e5c47c0" style:family="table" style:master-page-name="ta-mp-0x7f3b3e5c47c0">
      <style:table-properties table:display="true" style:writing-mode="lr-tb"/>
    </style:style>
    <style:style style:name="ta-0x7f3b3e5c49b0" style:family="table" style:master-page-name="ta-mp-0x7f3b3e5c4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3b3e61a1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2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4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53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65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3e61a7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0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9d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3e61a9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3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0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8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9e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3e61aa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e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1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c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af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3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5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9a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8e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4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9f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3e61b6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a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d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7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b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e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0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bf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f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b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a1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3e61c2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5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9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3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6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ca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7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87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8f3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6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a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4a4288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c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f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a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8d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1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3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975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618c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2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3e5aa3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3b4a4294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8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b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5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9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3b4a429c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10.00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23.00pt" style:use-optimal-column-width="true"/>
    </style:style>
    <style:style style:name="ACOL-7" style:family="table-column">
      <style:table-column-properties style:column-width="152.25pt" style:use-optimal-column-width="fals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3b3e61ea5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b3e62827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b3e630c3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3b3e633c1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3b3e5c4000" table:print="false">
        <office:forms form:automatic-focus="false" form:apply-design-mode="false">
          <form:form/>
        </office:forms>
        <table:table-column table:default-cell-style-name="ACE-0x7f3b3e61a090" table:style-name="ACOL-1"/>
        <table:table-column table:style-name="ACOL-0" table:number-columns-repeated="127"/>
        <table:table-row table:style-name="AROW-0">
          <table:table-cell table:style-name="ACE-0x7f3b3e61a1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3b3e61a2e0" table:content-validation-name="VAL-0x7f3b3e61ea5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3b3e61a408" table:content-validation-name="VAL-0x7f3b3e62827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3b3e61a530" table:content-validation-name="VAL-0x7f3b3e630c30" office:value-type="string">
            <text:p>VerifyAdvanceSearchBySalesAmount</text:p>
          </table:table-cell>
          <table:table-cell table:number-columns-repeated="127" table:style-name="Gnumeric-default"/>
        </table:table-row>
        <table:table-row table:style-name="AROW-0">
          <table:table-cell table:style-name="ACE-0x7f3b3e61a65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3b3e61a780" table:content-validation-name="VAL-0x7f3b3e633c1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3b3e5c41f0" table:print="false">
        <office:forms form:automatic-focus="false" form:apply-design-mode="false">
          <form:form/>
        </office:forms>
        <table:table-column table:default-cell-style-name="ACE-0x7f3b3e61a8a8" table:style-name="ACOL-3"/>
        <table:table-column table:default-cell-style-name="ACE-0x7f3b3e61a8a8" table:style-name="ACOL-4"/>
        <table:table-column table:default-cell-style-name="ACE-0x7f3b3e61a8a8" table:style-name="ACOL-5"/>
        <table:table-column table:default-cell-style-name="ACE-0x7f3b3e61a8a8" table:style-name="ACOL-6"/>
        <table:table-column table:default-cell-style-name="ACE-0x7f3b3e61a8a8" table:style-name="ACOL-7"/>
        <table:table-column table:default-cell-style-name="ACE-0x7f3b3e61a8a8" table:style-name="ACOL-8"/>
        <table:table-column table:default-cell-style-name="ACE-0x7f3b3e61a8a8" table:style-name="ACOL-9"/>
        <table:table-column table:default-cell-style-name="ACE-0x7f3b3e61a8a8" table:style-name="ACOL-10"/>
        <table:table-column table:default-cell-style-name="ACE-0x7f3b3e5a9ed0" table:style-name="ACOL-0" table:number-columns-repeated="120"/>
        <table:table-row table:style-name="AROW-0">
          <table:table-cell table:style-name="ACE-0x7f3b3e61a9d0" office:value-type="string">
            <text:p>User Name</text:p>
          </table:table-cell>
          <table:table-cell table:style-name="ACE-0x7f3b3e61aaf8" office:value-type="string">
            <text:p>Password</text:p>
          </table:table-cell>
          <table:table-cell table:style-name="ACE-0x7f3b3e61aaf8" office:value-type="string">
            <text:p>SearchTextName</text:p>
          </table:table-cell>
          <table:table-cell table:style-name="ACE-0x7f3b3e61aaf8" office:value-type="string">
            <text:p>Sales Amount From</text:p>
          </table:table-cell>
          <table:table-cell table:style-name="ACE-0x7f3b3e61ac20" office:value-type="string">
            <text:p>Sales Amount To</text:p>
          </table:table-cell>
          <table:table-cell table:number-columns-repeated="3" table:style-name="ACE-0x7f3b3e61a8a8"/>
          <table:table-cell table:number-columns-repeated="120" table:style-name="ACE-0x7f3b3e5a9ed0"/>
        </table:table-row>
        <table:table-row table:style-name="AROW-0">
          <table:table-cell table:style-name="ACE-0x7f3b3e6193d8" office:value-type="string">
            <text:p>testshopclue@sc.com</text:p>
          </table:table-cell>
          <table:table-cell table:style-name="ACE-0x7f3b3e61ae70" office:value-type="float" office:value="123456">
            <text:p>123456</text:p>
          </table:table-cell>
          <table:table-cell table:style-name="ACE-0x7f3b3e61ae70" office:value-type="string">
            <text:p>Shirt</text:p>
          </table:table-cell>
          <table:table-cell table:style-name="ACE-0x7f3b3e61ae70" office:value-type="float" office:value="100">
            <text:p>100</text:p>
          </table:table-cell>
          <table:table-cell table:style-name="ACE-0x7f3b3e61af98" office:value-type="float" office:value="10000">
            <text:p>10000</text:p>
          </table:table-cell>
          <table:table-cell table:number-columns-repeated="3" table:style-name="ACE-0x7f3b3e61a8a8"/>
          <table:table-cell table:number-columns-repeated="120" table:style-name="ACE-0x7f3b3e5a9ed0"/>
        </table:table-row>
        <table:table-row table:style-name="AROW-0">
          <table:table-cell table:style-name="ACE-0x7f3b3e619060" office:value-type="string">
            <text:p>testshopclue@sc.com</text:p>
          </table:table-cell>
          <table:table-cell table:style-name="ACE-0x7f3b3e61b1e8" office:value-type="float" office:value="123456">
            <text:p>123456</text:p>
          </table:table-cell>
          <table:table-cell table:number-columns-repeated="2" table:style-name="ACE-0x7f3b3e61b1e8"/>
          <table:table-cell table:style-name="ACE-0x7f3b3e61b310"/>
          <table:table-cell table:number-columns-repeated="3" table:style-name="ACE-0x7f3b3e61a8a8"/>
          <table:table-cell table:number-columns-repeated="120" table:style-name="ACE-0x7f3b3e5a9ed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3b3e5a9ed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3b3e5c43e0" table:print="false">
        <office:forms form:automatic-focus="false" form:apply-design-mode="false">
          <form:form/>
        </office:forms>
        <table:table-column table:default-cell-style-name="ACE-0x7f3b3e61b438" table:style-name="ACOL-3"/>
        <table:table-column table:default-cell-style-name="ACE-0x7f3b3e61b438" table:style-name="ACOL-4"/>
        <table:table-column table:default-cell-style-name="ACE-0x7f3b3e61b438" table:style-name="ACOL-5"/>
        <table:table-column table:default-cell-style-name="ACE-0x7f3b3e61b438" table:style-name="ACOL-6"/>
        <table:table-column table:default-cell-style-name="ACE-0x7f3b3e61b438" table:style-name="ACOL-7"/>
        <table:table-column table:default-cell-style-name="ACE-0x7f3b3e61b438" table:style-name="ACOL-8"/>
        <table:table-column table:default-cell-style-name="ACE-0x7f3b3e61b438" table:style-name="ACOL-9"/>
        <table:table-column table:default-cell-style-name="ACE-0x7f3b3e61b438" table:style-name="ACOL-10"/>
        <table:table-column table:default-cell-style-name="ACE-0x7f3b3e5a9ff8" table:style-name="ACOL-0" table:number-columns-repeated="120"/>
        <table:table-row table:style-name="AROW-0">
          <table:table-cell table:style-name="ACE-0x7f3b3e61b560" office:value-type="string">
            <text:p>User Name</text:p>
          </table:table-cell>
          <table:table-cell table:style-name="ACE-0x7f3b3e61b688" office:value-type="string">
            <text:p>Password</text:p>
          </table:table-cell>
          <table:table-cell table:style-name="ACE-0x7f3b3e61b688" office:value-type="string">
            <text:p>SearchTextName</text:p>
          </table:table-cell>
          <table:table-cell table:style-name="ACE-0x7f3b3e61b688" office:value-type="string">
            <text:p>Sales Amount From</text:p>
          </table:table-cell>
          <table:table-cell table:style-name="ACE-0x7f3b3e61b7b0" office:value-type="string">
            <text:p>Sales Amount To</text:p>
          </table:table-cell>
          <table:table-cell table:number-columns-repeated="3" table:style-name="ACE-0x7f3b3e61b438"/>
          <table:table-cell table:number-columns-repeated="120" table:style-name="ACE-0x7f3b3e5a9ff8"/>
        </table:table-row>
        <table:table-row table:style-name="AROW-0">
          <table:table-cell table:style-name="ACE-0x7f3b3e6199a0" office:value-type="string">
            <text:p>testshopclue@sc.com</text:p>
          </table:table-cell>
          <table:table-cell table:style-name="ACE-0x7f3b3e61ba00" office:value-type="float" office:value="123456">
            <text:p>123456</text:p>
          </table:table-cell>
          <table:table-cell table:style-name="ACE-0x7f3b3e61ba00" office:value-type="string">
            <text:p>Shirt</text:p>
          </table:table-cell>
          <table:table-cell table:style-name="ACE-0x7f3b3e61ba00" office:value-type="float" office:value="100">
            <text:p>100</text:p>
          </table:table-cell>
          <table:table-cell table:style-name="ACE-0x7f3b3e61bb28" office:value-type="float" office:value="10000">
            <text:p>10000</text:p>
          </table:table-cell>
          <table:table-cell table:number-columns-repeated="3" table:style-name="ACE-0x7f3b3e61b438"/>
          <table:table-cell table:number-columns-repeated="120" table:style-name="ACE-0x7f3b3e5a9ff8"/>
        </table:table-row>
        <table:table-row table:style-name="AROW-0">
          <table:table-cell table:style-name="ACE-0x7f3b3e618e10" office:value-type="string">
            <text:p>testshopclue@sc.com</text:p>
          </table:table-cell>
          <table:table-cell table:style-name="ACE-0x7f3b3e61bd78" office:value-type="float" office:value="123456">
            <text:p>123456</text:p>
          </table:table-cell>
          <table:table-cell table:number-columns-repeated="2" table:style-name="ACE-0x7f3b3e61bd78"/>
          <table:table-cell table:style-name="ACE-0x7f3b3e61bea0"/>
          <table:table-cell table:number-columns-repeated="3" table:style-name="ACE-0x7f3b3e61b438"/>
          <table:table-cell table:number-columns-repeated="120" table:style-name="ACE-0x7f3b3e5a9ff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b3e5a9ff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3b3e5c45d0" table:print="false">
        <office:forms form:automatic-focus="false" form:apply-design-mode="false">
          <form:form/>
        </office:forms>
        <table:table-column table:default-cell-style-name="ACE-0x7f3b3e61bfc8" table:style-name="ACOL-3"/>
        <table:table-column table:default-cell-style-name="ACE-0x7f3b3e61bfc8" table:style-name="ACOL-4"/>
        <table:table-column table:default-cell-style-name="ACE-0x7f3b3e61bfc8" table:style-name="ACOL-5"/>
        <table:table-column table:default-cell-style-name="ACE-0x7f3b3e61bfc8" table:style-name="ACOL-6"/>
        <table:table-column table:default-cell-style-name="ACE-0x7f3b3e61bfc8" table:style-name="ACOL-7"/>
        <table:table-column table:default-cell-style-name="ACE-0x7f3b3e61bfc8" table:style-name="ACOL-8"/>
        <table:table-column table:default-cell-style-name="ACE-0x7f3b3e61bfc8" table:style-name="ACOL-9"/>
        <table:table-column table:default-cell-style-name="ACE-0x7f3b3e61bfc8" table:style-name="ACOL-10"/>
        <table:table-column table:default-cell-style-name="ACE-0x7f3b3e5aa120" table:style-name="ACOL-0" table:number-columns-repeated="120"/>
        <table:table-row table:style-name="AROW-0">
          <table:table-cell table:style-name="ACE-0x7f3b3e61c0f0" office:value-type="string">
            <text:p>User Name</text:p>
          </table:table-cell>
          <table:table-cell table:style-name="ACE-0x7f3b3e61c218" office:value-type="string">
            <text:p>Password</text:p>
          </table:table-cell>
          <table:table-cell table:style-name="ACE-0x7f3b3e61c218" office:value-type="string">
            <text:p>SearchTextName</text:p>
          </table:table-cell>
          <table:table-cell table:style-name="ACE-0x7f3b3e61c218" office:value-type="string">
            <text:p>Sales Amount From</text:p>
          </table:table-cell>
          <table:table-cell table:style-name="ACE-0x7f3b3e61c340" office:value-type="string">
            <text:p>Sales Amount To</text:p>
          </table:table-cell>
          <table:table-cell table:number-columns-repeated="3" table:style-name="ACE-0x7f3b3e61bfc8"/>
          <table:table-cell table:number-columns-repeated="120" table:style-name="ACE-0x7f3b3e5aa120"/>
        </table:table-row>
        <table:table-row table:style-name="AROW-0">
          <table:table-cell table:style-name="ACE-0x7f3b3e619bf0" office:value-type="string">
            <text:p>testshopclue@sc.com</text:p>
          </table:table-cell>
          <table:table-cell table:style-name="ACE-0x7f3b3e61c590" office:value-type="float" office:value="123456">
            <text:p>123456</text:p>
          </table:table-cell>
          <table:table-cell table:style-name="ACE-0x7f3b3e61c590" office:value-type="string">
            <text:p>Shirt</text:p>
          </table:table-cell>
          <table:table-cell table:style-name="ACE-0x7f3b3e61c590" office:value-type="float" office:value="100">
            <text:p>100</text:p>
          </table:table-cell>
          <table:table-cell table:style-name="ACE-0x7f3b3e61c6b8" office:value-type="float" office:value="10000">
            <text:p>10000</text:p>
          </table:table-cell>
          <table:table-cell table:number-columns-repeated="3" table:style-name="ACE-0x7f3b3e61bfc8"/>
          <table:table-cell table:number-columns-repeated="120" table:style-name="ACE-0x7f3b3e5aa120"/>
        </table:table-row>
        <table:table-row table:style-name="AROW-0">
          <table:table-cell table:style-name="ACE-0x7f3b3e619f68" office:value-type="string">
            <text:p>testshopclue@sc.com</text:p>
          </table:table-cell>
          <table:table-cell table:style-name="ACE-0x7f3b3e61c908" office:value-type="float" office:value="123456">
            <text:p>123456</text:p>
          </table:table-cell>
          <table:table-cell table:number-columns-repeated="2" table:style-name="ACE-0x7f3b3e61c908"/>
          <table:table-cell table:style-name="ACE-0x7f3b3e61ca30"/>
          <table:table-cell table:number-columns-repeated="3" table:style-name="ACE-0x7f3b3e61bfc8"/>
          <table:table-cell table:number-columns-repeated="120" table:style-name="ACE-0x7f3b3e5aa12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b3e5aa12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3b3e5c47c0" table:print="false">
        <office:forms form:automatic-focus="false" form:apply-design-mode="false">
          <form:form/>
        </office:forms>
        <table:table-column table:default-cell-style-name="ACE-0x7f3b4a4286a8" table:style-name="ACOL-3"/>
        <table:table-column table:default-cell-style-name="ACE-0x7f3b4a4286a8" table:style-name="ACOL-4"/>
        <table:table-column table:default-cell-style-name="ACE-0x7f3b4a4286a8" table:style-name="ACOL-5"/>
        <table:table-column table:default-cell-style-name="ACE-0x7f3b4a4286a8" table:style-name="ACOL-6"/>
        <table:table-column table:default-cell-style-name="ACE-0x7f3b4a4286a8" table:style-name="ACOL-7"/>
        <table:table-column table:default-cell-style-name="ACE-0x7f3b4a4286a8" table:style-name="ACOL-8"/>
        <table:table-column table:default-cell-style-name="ACE-0x7f3b4a4286a8" table:style-name="ACOL-9"/>
        <table:table-column table:default-cell-style-name="ACE-0x7f3b4a4286a8" table:style-name="ACOL-10"/>
        <table:table-column table:default-cell-style-name="ACE-0x7f3b3e5aa248" table:style-name="ACOL-0" table:number-columns-repeated="120"/>
        <table:table-row table:style-name="AROW-0">
          <table:table-cell table:style-name="ACE-0x7f3b4a4287d0" office:value-type="string">
            <text:p>User Name</text:p>
          </table:table-cell>
          <table:table-cell table:style-name="ACE-0x7f3b4a4288f8" office:value-type="string">
            <text:p>Password</text:p>
          </table:table-cell>
          <table:table-cell table:style-name="ACE-0x7f3b4a4288f8" office:value-type="string">
            <text:p>SearchTextName</text:p>
          </table:table-cell>
          <table:table-cell table:style-name="ACE-0x7f3b4a4288f8" office:value-type="string">
            <text:p>Sales Amount From</text:p>
          </table:table-cell>
          <table:table-cell table:style-name="ACE-0x7f3b4a428a20" office:value-type="string">
            <text:p>Sales Amount To</text:p>
          </table:table-cell>
          <table:table-cell table:number-columns-repeated="3" table:style-name="ACE-0x7f3b4a4286a8"/>
          <table:table-cell table:number-columns-repeated="120" table:style-name="ACE-0x7f3b3e5aa248"/>
        </table:table-row>
        <table:table-row table:style-name="AROW-0">
          <table:table-cell table:style-name="ACE-0x7f3b3e619878" office:value-type="string">
            <text:p>testshopclue@sc.com</text:p>
          </table:table-cell>
          <table:table-cell table:style-name="ACE-0x7f3b4a428c70" office:value-type="float" office:value="123456">
            <text:p>123456</text:p>
          </table:table-cell>
          <table:table-cell table:style-name="ACE-0x7f3b4a428c70" office:value-type="string">
            <text:p>Shirt</text:p>
          </table:table-cell>
          <table:table-cell table:style-name="ACE-0x7f3b4a428c70" office:value-type="float" office:value="100">
            <text:p>100</text:p>
          </table:table-cell>
          <table:table-cell table:style-name="ACE-0x7f3b4a428d98" office:value-type="float" office:value="10000">
            <text:p>10000</text:p>
          </table:table-cell>
          <table:table-cell table:number-columns-repeated="3" table:style-name="ACE-0x7f3b4a4286a8"/>
          <table:table-cell table:number-columns-repeated="120" table:style-name="ACE-0x7f3b3e5aa248"/>
        </table:table-row>
        <table:table-row table:style-name="AROW-0">
          <table:table-cell table:style-name="ACE-0x7f3b3e618f38" office:value-type="string">
            <text:p>testshopclue@sc.com</text:p>
          </table:table-cell>
          <table:table-cell table:style-name="ACE-0x7f3b4a428fe8" office:value-type="float" office:value="123456">
            <text:p>123456</text:p>
          </table:table-cell>
          <table:table-cell table:number-columns-repeated="2" table:style-name="ACE-0x7f3b4a428fe8"/>
          <table:table-cell table:style-name="ACE-0x7f3b4a429110"/>
          <table:table-cell table:number-columns-repeated="3" table:style-name="ACE-0x7f3b4a4286a8"/>
          <table:table-cell table:number-columns-repeated="120" table:style-name="ACE-0x7f3b3e5aa24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b3e5aa24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3b3e5c49b0" table:print="false">
        <office:forms form:automatic-focus="false" form:apply-design-mode="false">
          <form:form/>
        </office:forms>
        <table:table-column table:default-cell-style-name="ACE-0x7f3b4a429238" table:style-name="ACOL-3"/>
        <table:table-column table:default-cell-style-name="ACE-0x7f3b4a429238" table:style-name="ACOL-4"/>
        <table:table-column table:default-cell-style-name="ACE-0x7f3b4a429238" table:style-name="ACOL-5"/>
        <table:table-column table:default-cell-style-name="ACE-0x7f3b4a429238" table:style-name="ACOL-6"/>
        <table:table-column table:default-cell-style-name="ACE-0x7f3b4a429238" table:style-name="ACOL-7"/>
        <table:table-column table:default-cell-style-name="ACE-0x7f3b4a429238" table:style-name="ACOL-8"/>
        <table:table-column table:default-cell-style-name="ACE-0x7f3b4a429238" table:style-name="ACOL-9"/>
        <table:table-column table:default-cell-style-name="ACE-0x7f3b4a429238" table:style-name="ACOL-10"/>
        <table:table-column table:default-cell-style-name="ACE-0x7f3b3e5aa370" table:style-name="ACOL-0" table:number-columns-repeated="120"/>
        <table:table-row table:style-name="AROW-0">
          <table:table-cell table:style-name="ACE-0x7f3b4a429360" office:value-type="string">
            <text:p>User Name</text:p>
          </table:table-cell>
          <table:table-cell table:style-name="ACE-0x7f3b4a429488" office:value-type="string">
            <text:p>Password</text:p>
          </table:table-cell>
          <table:table-cell table:style-name="ACE-0x7f3b4a429488" office:value-type="string">
            <text:p>SearchTextName</text:p>
          </table:table-cell>
          <table:table-cell table:style-name="ACE-0x7f3b4a429488" office:value-type="string">
            <text:p>Sales Amount From</text:p>
          </table:table-cell>
          <table:table-cell table:style-name="ACE-0x7f3b4a4295b0" office:value-type="string">
            <text:p>Sales Amount To</text:p>
          </table:table-cell>
          <table:table-cell table:number-columns-repeated="3" table:style-name="ACE-0x7f3b4a429238"/>
          <table:table-cell table:number-columns-repeated="120" table:style-name="ACE-0x7f3b3e5aa370"/>
        </table:table-row>
        <table:table-row table:style-name="AROW-0">
          <table:table-cell table:style-name="ACE-0x7f3b3e619750" office:value-type="string">
            <text:p>testshopclue@sc.com</text:p>
          </table:table-cell>
          <table:table-cell table:style-name="ACE-0x7f3b4a429800" office:value-type="float" office:value="123456">
            <text:p>123456</text:p>
          </table:table-cell>
          <table:table-cell table:style-name="ACE-0x7f3b4a429800" office:value-type="string">
            <text:p>Shirt</text:p>
          </table:table-cell>
          <table:table-cell table:style-name="ACE-0x7f3b4a429800" office:value-type="float" office:value="100">
            <text:p>100</text:p>
          </table:table-cell>
          <table:table-cell table:style-name="ACE-0x7f3b4a429928" office:value-type="float" office:value="10000">
            <text:p>10000</text:p>
          </table:table-cell>
          <table:table-cell table:number-columns-repeated="3" table:style-name="ACE-0x7f3b4a429238"/>
          <table:table-cell table:number-columns-repeated="120" table:style-name="ACE-0x7f3b3e5aa370"/>
        </table:table-row>
        <table:table-row table:style-name="AROW-0">
          <table:table-cell table:style-name="ACE-0x7f3b3e618ce8" office:value-type="string">
            <text:p>testshopclue@sc.com</text:p>
          </table:table-cell>
          <table:table-cell table:style-name="ACE-0x7f3b4a429b78" office:value-type="float" office:value="123456">
            <text:p>123456</text:p>
          </table:table-cell>
          <table:table-cell table:number-columns-repeated="2" table:style-name="ACE-0x7f3b4a429b78"/>
          <table:table-cell table:style-name="ACE-0x7f3b4a429ca0"/>
          <table:table-cell table:number-columns-repeated="3" table:style-name="ACE-0x7f3b4a429238"/>
          <table:table-cell table:number-columns-repeated="120" table:style-name="ACE-0x7f3b3e5aa37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3b3e5aa37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3b3e588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b3e5429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b3e45e5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b42d246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b472c07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3b472de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3b3e5c4000" style:display-name="TestCase" style:page-layout-name="pl-0x7f3b3e588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b3e5c41f0" style:display-name="AQA1_TestData" style:page-layout-name="pl-0x7f3b3e5429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b3e5c43e0" style:display-name="AQA2_TestData" style:page-layout-name="pl-0x7f3b3e45e5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b3e5c45d0" style:display-name="AQA3_TestData" style:page-layout-name="pl-0x7f3b42d246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b3e5c47c0" style:display-name="AQA4_TestData" style:page-layout-name="pl-0x7f3b472c07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3b3e5c49b0" style:display-name="AQA5_TestData" style:page-layout-name="pl-0x7f3b472de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18:26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